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.198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69cm"/>
    </style:style>
    <style:style style:name="Tabela1.B" style:family="table-column">
      <style:table-column-properties style:column-width="2.205cm"/>
    </style:style>
    <style:style style:name="Tabela1.C" style:family="table-column">
      <style:table-column-properties style:column-width="4.101cm"/>
    </style:style>
    <style:style style:name="Tabela1.D" style:family="table-column">
      <style:table-column-properties style:column-width="8.202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3" style:family="table-row">
      <style:table-row-properties style:min-row-height="0.6cm" fo:keep-together="auto"/>
    </style:style>
    <style:style style:name="Tabela1.B3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" style:family="table">
      <style:table-properties style:width="15.302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4.299cm"/>
    </style:style>
    <style:style style:name="Tabela2.B" style:family="table-column">
      <style:table-column-properties style:column-width="8.251cm"/>
    </style:style>
    <style:style style:name="Tabela2.C" style:family="table-column">
      <style:table-column-properties style:column-width="2.752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3" style:family="table-row">
      <style:table-row-properties style:min-row-height="0.6cm" fo:keep-together="auto"/>
    </style:style>
    <style:style style:name="Tabela2.B4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03067a"/>
    </style:style>
    <style:style style:name="P2" style:family="paragraph" style:parent-style-name="Standard">
      <style:paragraph-properties fo:line-height="115%" fo:text-align="justify" style:justify-single-word="false"/>
      <style:text-properties style:use-window-font-color="true" style:font-name="Liberation Serif" officeooo:paragraph-rsid="0002a811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erif" officeooo:paragraph-rsid="0002a811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erif" officeooo:paragraph-rsid="0008a4dc"/>
    </style:style>
    <style:style style:name="P5" style:family="paragraph" style:parent-style-name="Standard">
      <style:paragraph-properties fo:line-height="115%" fo:text-align="justify" style:justify-single-word="false"/>
      <style:text-properties officeooo:paragraph-rsid="0002a811"/>
    </style:style>
    <style:style style:name="P6" style:family="paragraph" style:parent-style-name="Standard">
      <style:paragraph-properties fo:line-height="115%" fo:text-align="justify" style:justify-single-word="false"/>
      <style:text-properties officeooo:paragraph-rsid="000b2416"/>
    </style:style>
    <style:style style:name="P7" style:family="paragraph" style:parent-style-name="Standard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15%"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18bb" officeooo:paragraph-rsid="000e1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line-height="115%" fo:text-align="justify" style:justify-single-word="false"/>
      <style:text-properties officeooo:rsid="0003067a" officeooo:paragraph-rsid="0003067a"/>
    </style:style>
    <style:style style:name="P12" style:family="paragraph" style:parent-style-name="Text_20_body">
      <style:paragraph-properties fo:line-height="115%" fo:text-align="justify" style:justify-single-word="false"/>
    </style:style>
    <style:style style:name="P13" style:family="paragraph" style:parent-style-name="Table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Versões">
      <style:paragraph-properties fo:line-height="115%"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067a" officeooo:paragraph-rsid="000306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4c6" officeooo:paragraph-rsid="000ce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Versões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067a" officeooo:paragraph-rsid="000306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4c6" officeooo:paragraph-rsid="000ce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 style:list-style-name="">
      <style:paragraph-properties fo:margin-left="0.635cm" fo:margin-right="0cm" fo:line-height="115%" fo:text-align="justify" style:justify-single-word="false" fo:text-indent="0cm" style:auto-text-indent="false"/>
      <style:text-properties style:use-window-font-color="true" style:font-name="Liberation Serif" officeooo:paragraph-rsid="0003067a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Liberation Serif" officeooo:paragraph-rsid="0008a4dc" style:font-name-complex="Arial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Liberation Serif" fo:font-weight="bold" officeooo:paragraph-rsid="0008a4dc" style:font-weight-asian="bold" style:font-name-complex="Arial"/>
    </style:style>
    <style:style style:name="P23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officeooo:rsid="000b2416" officeooo:paragraph-rsid="000b2416"/>
    </style:style>
    <style:style style:name="P24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fo:font-style="normal" officeooo:rsid="000ce4c6" officeooo:paragraph-rsid="000ce4c6" style:font-style-asian="normal" style:font-style-complex="normal"/>
    </style:style>
    <style:style style:name="P25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fo:font-style="normal" officeooo:rsid="000b2416" officeooo:paragraph-rsid="000e15a6" style:font-style-asian="normal" style:font-style-complex="normal"/>
    </style:style>
    <style:style style:name="P26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officeooo:rsid="000e15a6" officeooo:paragraph-rsid="000e15a6"/>
    </style:style>
    <style:style style:name="P27" style:family="paragraph" style:parent-style-name="Text_20_body" style:list-style-name="L1">
      <style:paragraph-properties fo:line-height="115%" fo:text-align="justify" style:justify-single-word="false"/>
      <style:text-properties officeooo:rsid="0008a4dc" officeooo:paragraph-rsid="0008a4dc"/>
    </style:style>
    <style:style style:name="P28" style:family="paragraph" style:parent-style-name="Heading_20_1">
      <style:paragraph-properties fo:line-height="115%" fo:text-align="justify" style:justify-single-word="false"/>
      <style:text-properties style:use-window-font-color="true" style:font-name="Liberation Serif" officeooo:paragraph-rsid="0002a811"/>
    </style:style>
    <style:style style:name="P29" style:family="paragraph" style:parent-style-name="Heading_20_1" style:list-style-name="WWNum1">
      <style:paragraph-properties fo:line-height="115%" fo:text-align="justify" style:justify-single-word="false"/>
      <style:text-properties style:use-window-font-color="true" style:font-name="Liberation Serif" officeooo:paragraph-rsid="0002a811"/>
    </style:style>
    <style:style style:name="P30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391" officeooo:paragraph-rsid="0013b3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391" officeooo:paragraph-rsid="0013b3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itle" style:master-page-name="Standard">
      <style:paragraph-properties fo:line-height="115%" fo:text-align="center" style:justify-single-word="false" style:page-number="auto"/>
      <style:text-properties officeooo:rsid="0003067a" officeooo:paragraph-rsid="0003067a"/>
    </style:style>
    <style:style style:name="T1" style:family="text">
      <style:text-properties style:use-window-font-color="true" style:font-name="Liberation Serif" officeooo:rsid="000b2416"/>
    </style:style>
    <style:style style:name="T2" style:family="text">
      <style:text-properties style:use-window-font-color="true" style:font-name="Liberation Serif" officeooo:rsid="000ce4c6"/>
    </style:style>
    <style:style style:name="T3" style:family="text">
      <style:text-properties officeooo:rsid="0003067a"/>
    </style:style>
    <style:style style:name="T4" style:family="text">
      <style:text-properties fo:font-size="12pt" fo:language="pt" fo:country="BR" style:font-size-asian="12pt" style:font-size-complex="12pt"/>
    </style:style>
    <style:style style:name="T5" style:family="text">
      <style:text-properties fo:font-size="12pt" fo:language="pt" fo:country="BR" officeooo:rsid="0003067a" style:font-size-asian="12pt" style:font-size-complex="12pt"/>
    </style:style>
    <style:style style:name="T6" style:family="text">
      <style:text-properties officeooo:rsid="0008a4dc"/>
    </style:style>
    <style:style style:name="T7" style:family="text">
      <style:text-properties fo:font-weight="bold" style:font-weight-asian="bold" style:font-name-complex="Arial"/>
    </style:style>
    <style:style style:name="T8" style:family="text">
      <style:text-properties fo:font-weight="bold" officeooo:rsid="0008a4dc" style:font-weight-asian="bold" style:font-name-complex="Arial"/>
    </style:style>
    <style:style style:name="T9" style:family="text">
      <style:text-properties style:font-name-complex="Arial"/>
    </style:style>
    <style:style style:name="T10" style:family="text">
      <style:text-properties officeooo:rsid="000b2416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0e18bb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0e18bb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Declaração de Escopo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4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4">Versão</text:p>
          </table:table-cell>
          <table:table-cell table:style-name="Tabela1.B2" office:value-type="string">
            <text:p text:style-name="P17">Data</text:p>
          </table:table-cell>
          <table:table-cell table:style-name="Tabela1.B2" office:value-type="string">
            <text:p text:style-name="P17">Autor</text:p>
          </table:table-cell>
          <table:table-cell table:style-name="Tabela1.D2" office:value-type="string">
            <text:p text:style-name="P17">Notas da Revisão</text:p>
          </table:table-cell>
        </table:table-row>
        <table:table-row table:style-name="Tabela1.3">
          <table:table-cell table:style-name="Tabela1.A2" office:value-type="string">
            <text:p text:style-name="P15">1.0</text:p>
          </table:table-cell>
          <table:table-cell table:style-name="Tabela1.B3" office:value-type="string">
            <text:p text:style-name="P18">19/09/2016</text:p>
          </table:table-cell>
          <table:table-cell table:style-name="Tabela1.B3" office:value-type="string">
            <text:p text:style-name="P18">Noemi Pereira Scherer</text:p>
          </table:table-cell>
          <table:table-cell table:style-name="Tabela1.D2" office:value-type="string">
            <text:p text:style-name="P18">Design do documento; Descrever o objetivo desse documento, <text:span text:style-name="T6">situação atual e justificativa do projeto, objetivo SMART, escopo do produto, exclusões do projeto.</text:span></text:p>
          </table:table-cell>
        </table:table-row>
        <table:table-row table:style-name="Tabela1.3">
          <table:table-cell table:style-name="Tabela1.A2" office:value-type="string">
            <text:p text:style-name="P16">2.0</text:p>
          </table:table-cell>
          <table:table-cell table:style-name="Tabela1.B3" office:value-type="string">
            <text:p text:style-name="P19">20/09/2016</text:p>
          </table:table-cell>
          <table:table-cell table:style-name="Tabela1.B3" office:value-type="string">
            <text:p text:style-name="P19">Noemi pereira Scherer</text:p>
          </table:table-cell>
          <table:table-cell table:style-name="Tabela1.D2" office:value-type="string">
            <text:p text:style-name="P19">Descrever a exclusão do projeto, restrições, <text:span text:style-name="T13">premissas e aprovações.</text:span></text:p>
          </table:table-cell>
        </table:table-row>
        <table:table-row table:style-name="Tabela1.3">
          <table:table-cell table:style-name="Tabela1.A2" office:value-type="string">
            <text:p text:style-name="P30">3.0</text:p>
          </table:table-cell>
          <table:table-cell table:style-name="Tabela1.B3" office:value-type="string">
            <text:p text:style-name="P31">23/11/2016</text:p>
          </table:table-cell>
          <table:table-cell table:style-name="Tabela1.B3" office:value-type="string">
            <text:p text:style-name="P31">Noemi Pereira Scherer</text:p>
          </table:table-cell>
          <table:table-cell table:style-name="Tabela1.D2" office:value-type="string">
            <text:p text:style-name="P31">Descrever segunda entrega</text:p>
          </table:table-cell>
        </table:table-row>
      </table:table>
      <text:h text:style-name="P28" text:outline-level="1"/>
      <text:list xml:id="list4440825343993441812" text:style-name="WWNum1">
        <text:list-item>
          <text:h text:style-name="P29" text:outline-level="1">Obj<text:bookmark-start text:name="_Toc417921954"/>etivos deste documento<text:bookmark-end text:name="_Toc417921954"/></text:h>
        </text:list-item>
      </text:list>
      <text:p text:style-name="P1"><text:span text:style-name="T4"><text:tab/>Gerenciar o escopo do projeto requer um Plano de gerenciamento do escopo aprovado englobando os principais processos do escopo </text:span><text:span text:style-name="T5">abordado nesse termo</text:span><text:span text:style-name="T4">. </text:span></text:p>
      <text:h text:style-name="P20" text:outline-level="2"/>
      <text:list xml:id="list201923263933449" text:continue-numbering="true" text:style-name="WWNum1">
        <text:list-item>
          <text:h text:style-name="P29" text:outline-level="1"><text:bookmark-start text:name="_Toc417921955"/><text:bookmark-start text:name="_Toc383380604"/>Situação atual e justificativa do projeto<text:bookmark-end text:name="_Toc417921955"/><text:bookmark-end text:name="_Toc383380604"/></text:h>
        </text:list-item>
      </text:list>
      <text:p text:style-name="P2"><text:tab/><text:span text:style-name="T3">A declaração de escopo se enquadra no processo de definição dos requisitos do projeto e as datas para cada entrega. É preciso criar uma declaração de escopo para definir melhor cada etapa que será realizado no projeto: o passo a passo do que será implementado na primeira, segunda e terceira entrega, os requisitos funcionais de cada etapa e os critérios de aceitações.</text:span></text:p>
      <text:p text:style-name="P2"/>
      <text:list xml:id="list201922736122035" text:continue-numbering="true" text:style-name="WWNum1">
        <text:list-item>
          <text:h text:style-name="P29" text:outline-level="1"><text:bookmark-start text:name="_Toc417921956"/><text:bookmark-start text:name="_Toc383380605"/>Objetivos SMART e critérios de sucesso do projeto<text:bookmark-end text:name="_Toc417921956"/><text:bookmark-end text:name="_Toc383380605"/></text:h>
        </text:list-item>
      </text:list>
      <text:p text:style-name="P12"><text:tab/><text:span text:style-name="T6">O projeto será considerado um sucesso se atender a todos os critérios de aceitação de cada entrega, respeitar as restrições e cronograma de execução e principalmente atender os objetivos abaixo:</text:span></text:p>
      <text:list xml:id="list5398644365302619307" text:style-name="L1">
        <text:list-item>
          <text:p text:style-name="P27">Deve ser realizado pelo site do aplicativo o cadastro on-line do usuário e da instituição de ensino.</text:p>
        </text:list-item>
        <text:list-item>
          <text:p text:style-name="P27">Deve ser possível a alteração do cadastro do usuário e da instituição pelo site, inserindo apenas o campo que se deseja a alteração.</text:p>
        </text:list-item>
        <text:list-item>
          <text:p text:style-name="P27">O usuário deve receber um e-mail avisando qual alteração foi feita e que ela foi realizada com sucesso.</text:p>
        </text:list-item>
        <text:list-item>
          <text:p text:style-name="P27">Deve ser possível a exclusão do cadastro do usuário e da instituição através do moderador do site.</text:p>
        </text:list-item>
      </text:list>
      <text:list xml:id="list201923837128259" text:continue-list="list201922736122035" text:style-name="WWNum1">
        <text:list-item>
          <text:h text:style-name="P29" text:outline-level="1"><text:bookmark-start text:name="_Toc417921957"/><text:bookmark-start text:name="_Toc383380606"/><text:soft-page-break/>Escopo do Produto<text:bookmark-end text:name="_Toc417921957"/><text:bookmark-end text:name="_Toc383380606"/></text:h>
        </text:list-item>
      </text:list>
      <text:p text:style-name="P12"><text:tab/><text:span text:style-name="T3">A primeira entrega do projeto consiste em duas etapas: gerenciamento do cadastro de usuários e de Instituições de ensino. Abaixo encontra-se todos os requisitos com suas características que devem ser realizados nessa primeira etapa.</text:span></text:p>
      <text:p text:style-name="P12"/>
      <text:p text:style-name="P4"><text:span text:style-name="T7">RF. 1:</text:span><text:span text:style-name="T9"> Cadastro de Usuário.</text:span></text:p>
      <text:p text:style-name="P21">Descrição: Os usuários do sistema poderão efetuar seu cadastro on-line pelo site.</text:p>
      <text:p text:style-name="P21">Entrada: CPF, E-mail e senha.</text:p>
      <text:p text:style-name="P21">Processo: O cadastro será incluído no banco de dados.</text:p>
      <text:p text:style-name="P21">Saída: Mensagem de confirmação bem sucedido do cadastro caso tenha sido efetuado com sucesso, senão, mensagem de erro.</text:p>
      <text:p text:style-name="P21"/>
      <text:p text:style-name="P4"><text:span text:style-name="T7">RF. 2:</text:span><text:span text:style-name="T9"> Cadastro de Instituição.</text:span></text:p>
      <text:p text:style-name="P21">Descrição: As instituições de ensino podem efetuar seu cadastro on-line pelo site.</text:p>
      <text:p text:style-name="P21">Entrada: CNPJ, E-mail e senha.</text:p>
      <text:p text:style-name="P21">Processo: O cadastro será incluído no banco de dados.</text:p>
      <text:p text:style-name="P21">Saída: Mensagem de confirmação bem sucedido do cadastro caso tenha sido efetuado com sucesso, senão, mensagem de erro.</text:p>
      <text:p text:style-name="P21"/>
      <text:p text:style-name="P4"><text:span text:style-name="T7">RF. 3: </text:span><text:span text:style-name="T9">Alteração de Cadastrado de Usuário</text:span></text:p>
      <text:p text:style-name="P21">Descrição: O usuário informa o campo que ele deseja modificar, e realiza a alteração.</text:p>
      <text:p text:style-name="P21">Entrada: Campo desejado e o novo dado.</text:p>
      <text:p text:style-name="P21">Processo: Atualização do banco de dados.</text:p>
      <text:p text:style-name="P21">Saída: Mensagem de confirmação bem sucedido da modificação do cadastro caso tenha sido efetuado com sucesso, senão, mensagem de erro.</text:p>
      <text:p text:style-name="P21"/>
      <text:p text:style-name="P4"><text:span text:style-name="T7">RF. </text:span><text:span text:style-name="T8">4</text:span><text:span text:style-name="T9"> Alerta de alteração de Cadastro de Usuário</text:span></text:p>
      <text:p text:style-name="P21">Descrição: Assim que o usuário muda algum dado, este dado é classificado de acordo com palavras-chaves de interesse e um alerta é emitido via e-mail para outro usuário, que pré-estabeleceu suas palavras-chaves de interesse.</text:p>
      <text:p text:style-name="P21">Entrada: Palavra-Chave;</text:p>
      <text:p text:style-name="P21">Processo: Atualização do banco de dados.</text:p>
      <text:p text:style-name="P21">Saída: Mensagem de alerta via e-mail para usuários que pré-estabeleceram a mesma palavra-chave.</text:p>
      <text:p text:style-name="P22"/>
      <text:p text:style-name="P4"><text:span text:style-name="T7">RF </text:span><text:span text:style-name="T8">5</text:span><text:span text:style-name="T7">:</text:span><text:span text:style-name="T9"> Exclusão do Cadastro de Usuário</text:span></text:p>
      <text:p text:style-name="P21">Descrição: O moderador do site poderá excluir o cadastro dos usuários.</text:p>
      <text:p text:style-name="P21">Entrada: Nome de usuário e CPF</text:p>
      <text:p text:style-name="P21">Processo: O sistema verifica se o usuário é cadastrado, se for o usuário é excluído.</text:p>
      <text:p text:style-name="P21">Saída: Mensagem de confirmação bem sucedido da exclusão do cadastro caso tenha sido efetuado com sucesso, senão, mensagem de erro.</text:p>
      <text:p text:style-name="P2"/>
      <text:list xml:id="list201924058210249" text:continue-numbering="true" text:style-name="WWNum1">
        <text:list-item>
          <text:h text:style-name="P29" text:outline-level="1"><text:bookmark-start text:name="_Toc417921958"/><text:bookmark-start text:name="_Toc383380607"/>Exclusões do projeto / Fora do Escopo<text:bookmark-end text:name="_Toc417921958"/><text:bookmark-end text:name="_Toc383380607"/></text:h>
        </text:list-item>
      </text:list>
      <text:p text:style-name="P2"><text:tab/><text:span text:style-name="T10">Alguns itens não fazem parte do escopo do projeto, mas eles devem ser considerados e entendidos para não ocorrer nenhum erro:</text:span></text:p>
      <text:list xml:id="list5710025851987097515" text:style-name="L2">
        <text:list-item>
          <text:p text:style-name="P23"><text:soft-page-break/>A interface do site deve ser simples. Para <text:s/>primeira entrega é preciso que tenha uma página inicial explicando o propósito do site, um campo para o <text:span text:style-name="T11">login </text:span><text:span text:style-name="T12">e outro para cadastro.</text:span></text:p>
        </text:list-item>
        <text:list-item>
          <text:p text:style-name="P24">A especificação da página inicial deve conter tudo que pode ser feito no site e as regras de uso.</text:p>
        </text:list-item>
        <text:list-item>
          <text:p text:style-name="P24">Deve existir um cadastro para o moderador, no qual ele terá permissão para alterar todos os dados do site.</text:p>
        </text:list-item>
        <text:list-item>
          <text:p text:style-name="P25">Para o cadastro da instituição de ensino, não deve haver um e-mail sobre dados alterados.</text:p>
        </text:list-item>
      </text:list>
      <text:list xml:id="list201924073994775" text:continue-list="list201924058210249" text:style-name="WWNum1">
        <text:list-item>
          <text:h text:style-name="P29" text:outline-level="1"><text:bookmark-start text:name="_Toc402281711"/>Restrições<text:bookmark-end text:name="_Toc402281711"/></text:h>
        </text:list-item>
      </text:list>
      <text:p text:style-name="P6"><text:span text:style-name="T1"><text:tab/></text:span><text:span text:style-name="T2">Algumas restrições adotadas para o projeto deve ser consideradas:</text:span></text:p>
      <text:list xml:id="list201923404547982" text:continue-list="list5710025851987097515" text:style-name="L2">
        <text:list-item>
          <text:p text:style-name="P26">O tempo para a primeira entrega deve ser seguido a risca, para não atrasar as outras duas entregas.</text:p>
        </text:list-item>
        <text:list-item>
          <text:p text:style-name="P26">O serviço Web deverá ser implementado em Python, utilizando como o banco de dados o Mysql. Se o implementador tiver dúvidas sobre o funcionamento de alguma parte do projeto , deverá perguntar diretamente ao gerente.</text:p>
        </text:list-item>
        <text:list-item>
          <text:p text:style-name="P26">O tempo máximo para a primeira entrega será de duas semanas. Caso termine antes, deverá ser iniciada a próxima etapa para a segunda entrega.</text:p>
        </text:list-item>
      </text:list>
      <text:list xml:id="list201923617680240" text:continue-list="list201924073994775" text:style-name="WWNum1">
        <text:list-item>
          <text:h text:style-name="P29" text:outline-level="1"><text:bookmark-start text:name="_Toc402281712"/>Premissas<text:bookmark-end text:name="_Toc402281712"/></text:h>
        </text:list-item>
      </text:list>
      <text:p text:style-name="P5"><text:span text:style-name="T14"><text:tab/></text:span><text:span text:style-name="T15">Para a primeira entrega é preciso da disponibilidade do testador e cliente durante 4 horas semanais durante duas semanas. Se eles não estiverem disponíveis, provavelmente, a entrega será atrasada.</text:span></text:p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Aprovações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7">Participante</text:p>
          </table:table-cell>
          <table:table-cell table:style-name="Tabela2.B2" office:value-type="string">
            <text:p text:style-name="P9">Assinatura</text:p>
          </table:table-cell>
          <table:table-cell table:style-name="Tabela2.C2" office:value-type="string">
            <text:p text:style-name="P9">Data</text:p>
          </table:table-cell>
        </table:table-row>
        <table:table-row table:style-name="Tabela2.3">
          <table:table-cell table:style-name="Tabela2.A2" office:value-type="string">
            <text:p text:style-name="P13">Patrocinador do Projeto</text:p>
          </table:table-cell>
          <table:table-cell table:style-name="Tabela2.B2" office:value-type="string">
            <text:p text:style-name="P10">Reginaldo Ré</text:p>
          </table:table-cell>
          <table:table-cell table:style-name="Tabela2.C2" office:value-type="string">
            <text:p text:style-name="P10">20/09/2016</text:p>
          </table:table-cell>
        </table:table-row>
        <table:table-row table:style-name="Tabela2.3">
          <table:table-cell table:style-name="Tabela2.A2" office:value-type="string">
            <text:p text:style-name="P13">Gerente do Projeto</text:p>
          </table:table-cell>
          <table:table-cell table:style-name="Tabela2.B4" office:value-type="string">
            <text:p text:style-name="P10">Noemi Pereira Scherer</text:p>
          </table:table-cell>
          <table:table-cell table:style-name="Tabela2.C2" office:value-type="string">
            <text:p text:style-name="P10">20/09/2016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" style:font-family-asian="Times" style:font-family-generic-asian="system" style:font-pitch-asian="variable" style:font-size-asian="8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Comments" style:family="paragraph" style:parent-style-name="Descrição" style:default-outline-level="">
      <style:text-properties style:font-name="Calibri" fo:font-family="Calibri" style:font-family-generic="roman" style:font-pitch="variable" fo:language="pt" fo:country="BR"/>
    </style:style>
    <style:style style:name="Table" style:family="paragraph" style:parent-style-name="Standard" style:default-outline-level="" style:class="extra">
      <style:text-properties style:font-name-asian="Times" style:font-family-asian="Times" style:font-family-generic-asian="system" style:font-pitch-asian="variable" style:language-asian="pt" style:country-asian="BR" style:font-name-complex="Times New Roman" style:font-family-complex="'Times New Roman'" style:font-family-generic-complex="system" style:font-pitch-complex="variable" style:font-size-complex="8pt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7:09:58.817530421</meta:creation-date>
    <dc:date>2016-11-23T20:19:22.141838180</dc:date>
    <meta:editing-duration>PT34M12S</meta:editing-duration>
    <meta:editing-cycles>11</meta:editing-cycles>
    <meta:generator>LibreOffice/5.0.3.2$Linux_X86_64 LibreOffice_project/00m0$Build-2</meta:generator>
    <meta:document-statistic meta:table-count="2" meta:image-count="0" meta:object-count="0" meta:page-count="3" meta:paragraph-count="78" meta:word-count="843" meta:character-count="5190" meta:non-whitespace-character-count="4434"/>
  </office:meta>
</office:document-meta>
</file>